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6e927"/>
    </style:style>
    <style:style style:name="P2" style:family="paragraph" style:parent-style-name="Standard">
      <style:text-properties officeooo:paragraph-rsid="0018ce31"/>
    </style:style>
    <style:style style:name="P3" style:family="paragraph" style:parent-style-name="Standard">
      <style:text-properties officeooo:paragraph-rsid="001a8d38"/>
    </style:style>
    <style:style style:name="P4" style:family="paragraph" style:parent-style-name="Standard">
      <style:text-properties officeooo:paragraph-rsid="001ad30c"/>
    </style:style>
    <style:style style:name="P5" style:family="paragraph" style:parent-style-name="Standard">
      <style:text-properties officeooo:paragraph-rsid="001e7b1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¿Qué normativa regula las condiciones de seguridad en la manipulación de equipos de trabajo en un taller de microinformática?</text:p>
      <text:p text:style-name="P5">a) ISO 9001</text:p>
      <text:p text:style-name="P5">b) ISO 14001</text:p>
      <text:p text:style-name="P5">c) OHSAS 18001</text:p>
      <text:p text:style-name="P5">d) Normativa EN 61010</text:p>
      <text:p text:style-name="P5"/>
      <text:p text:style-name="P5"/>
      <text:p text:style-name="P5"/>
      <text:p text:style-name="P5"/>
      <text:p text:style-name="P5">¿Qué característica es común en un ratón gaming?</text:p>
      <text:p text:style-name="P5">a) Diseño compacto</text:p>
      <text:p text:style-name="P5">b) Sensor de alta sensibilidad</text:p>
      <text:p text:style-name="P5">c) Conexión inalámbrica</text:p>
      <text:p text:style-name="P5">d) Ausencia de botones adicionales</text:p>
      <text:p text:style-name="P5"/>
      <text:p text:style-name="P5">¿Qué tipo de tecnología utiliza un ratón láser para detectar movimientos?</text:p>
      <text:p text:style-name="P5">a) Óptica</text:p>
      <text:p text:style-name="P5">b) Infrarroja</text:p>
      <text:p text:style-name="P5">c) Láser</text:p>
      <text:p text:style-name="P5">d) Ultrasónica</text:p>
      <text:p text:style-name="P5"/>
      <text:p text:style-name="P5">¿Cuál de las siguientes opciones describe mejor un teclado retroiluminado?</text:p>
      <text:p text:style-name="P5">a) Teclas con relieve táctil</text:p>
      <text:p text:style-name="P5">b) Teclas que emiten luz para facilitar la visibilidad en entornos oscuros</text:p>
      <text:p text:style-name="P5">c) Teclas táctiles capacitivas</text:p>
      <text:p text:style-name="P5">d) Teclas mecánicas silenciosas</text:p>
      <text:p text:style-name="P5"/>
      <text:p text:style-name="P5">¿Cuál es una característica típica de un teclado numérico?</text:p>
      <text:p text:style-name="P5">a) Diseño compacto</text:p>
      <text:p text:style-name="P5">b) Teclas multimedia</text:p>
      <text:p text:style-name="P5">c) Teclas numéricas agrupadas a la derecha</text:p>
      <text:p text:style-name="P5">d) Teclas táctiles sensibles al tacto</text:p>
      <text:p text:style-name="P5"/>
      <text:p text:style-name="P5">¿Qué función realiza el botón central en un ratón de tres botones?</text:p>
      <text:p text:style-name="P5">a) Hacer clic izquierdo</text:p>
      <text:p text:style-name="P5">b) Hacer clic derecho</text:p>
      <text:p text:style-name="P5">c) Desplazar el cursor</text:p>
      <text:p text:style-name="P5">d) Función de la rueda de desplazamiento</text:p>
      <text:p text:style-name="P5"/>
      <text:p text:style-name="P5">¿Cuál es una ventaja de los teclados inalámbricos?</text:p>
      <text:p text:style-name="P5">a) Mayor duración de la batería</text:p>
      <text:p text:style-name="P5">b) Menor costo</text:p>
      <text:p text:style-name="P5">c) Conexión más rápida</text:p>
      <text:p text:style-name="P5">d) Mayor resistencia al desgaste</text:p>
      <text:p text:style-name="P5"/>
      <text:p text:style-name="P5">¿Qué característica es esencial en un teclado mecánico para juegos?</text:p>
      <text:p text:style-name="P5">a) Teclas silenciosas</text:p>
      <text:p text:style-name="P5">b) Teclas retroiluminadas</text:p>
      <text:p text:style-name="P5">c) Retroceso táctil en cada pulsación</text:p>
      <text:p text:style-name="P5">d) Teclas planas y compactas</text:p>
      <text:p text:style-name="P5"/>
      <text:p text:style-name="P5"><text:soft-page-break/>¿Cuál es la principal función de un ratón con tecnología Bluetooth?</text:p>
      <text:p text:style-name="P5">a) Conectar varios dispositivos a la vez</text:p>
      <text:p text:style-name="P5">b) Mejorar la precisión del puntero</text:p>
      <text:p text:style-name="P5">c) Eliminar la necesidad de pilas</text:p>
      <text:p text:style-name="P5">d) Proporcionar retroalimentación háptica</text:p>
      <text:p text:style-name="P5"/>
      <text:p text:style-name="P5">¿Qué tipo de ratón utiliza una bola para detectar movimientos?</text:p>
      <text:p text:style-name="P5">a) Óptico</text:p>
      <text:p text:style-name="P5">b) Láser</text:p>
      <text:p text:style-name="P5">c) Trackball</text:p>
      <text:p text:style-name="P5">d) Inalámbrico</text:p>
      <text:p text:style-name="P5"/>
      <text:p text:style-name="P5">¿Qué característica es común en los teclados mecánicos lineales?</text:p>
      <text:p text:style-name="P5">a) Retroalimentación táctil en cada pulsación</text:p>
      <text:p text:style-name="P5">b) Ausencia de ruido al escribir</text:p>
      <text:p text:style-name="P5">c) Teclas curvadas para mayor comodidad</text:p>
      <text:p text:style-name="P5">d) Presión constante en todas las teclas</text:p>
      <text:p text:style-name="P5"/>
      <text:p text:style-name="P5">¿Cuál es una ventaja de un teclado con teclas multimedia?</text:p>
      <text:p text:style-name="P5">a) Mayor durabilidad</text:p>
      <text:p text:style-name="P5">b) Facilita el acceso rápido a funciones como reproducción de música y volumen</text:p>
      <text:p text:style-name="P5">c) Teclas táctiles sensibles al tacto</text:p>
      <text:p text:style-name="P5">d) Teclas retroiluminadas</text:p>
      <text:p text:style-name="P5"/>
      <text:p text:style-name="P5">¿Qué característica es típica de un ratón trackball?</text:p>
      <text:p text:style-name="P5">a) Rueda de desplazamiento</text:p>
      <text:p text:style-name="P5">b) Bola que se gira para controlar el cursor</text:p>
      <text:p text:style-name="P5">c) Botones programables</text:p>
      <text:p text:style-name="P5">d) Diseño ergonómico</text:p>
      <text:p text:style-name="P5"/>
      <text:p text:style-name="P5">¿Cuál de las siguientes opciones describe mejor un teclado inalámbrico?</text:p>
      <text:p text:style-name="P5">a) Se conecta a través de un cable USB</text:p>
      <text:p text:style-name="P5">b) Utiliza pilas o batería recargable</text:p>
      <text:p text:style-name="P5">c) Teclas retroiluminadas</text:p>
      <text:p text:style-name="P5">d) Diseño compacto</text:p>
      <text:p text:style-name="P5"/>
      <text:p text:style-name="P5">¿Cuál es una característica esencial en un ratón para diseño gráfico?</text:p>
      <text:p text:style-name="P5">a) Botones programables</text:p>
      <text:p text:style-name="P5">b) Alta sensibilidad</text:p>
      <text:p text:style-name="P5">c) Función de rueda de desplazamiento</text:p>
      <text:p text:style-name="P5">d) Diseño compacto</text:p>
      <text:p text:style-name="P5"/>
      <text:p text:style-name="P5">¿Qué función realiza un teclado táctil en lugar de teclas físicas?</text:p>
      <text:p text:style-name="P5">a) Vibración háptica</text:p>
      <text:p text:style-name="P5">b) Detección de movimientos</text:p>
      <text:p text:style-name="P5">c) Reconocimiento de voz</text:p>
      <text:p text:style-name="P5">d) Superficie sensible al tacto</text:p>
      <text:p text:style-name="P5"/>
      <text:p text:style-name="P5"/>
      <text:p text:style-name="P5">¿Qué característica es común en un ratón inalámbrico?</text:p>
      <text:p text:style-name="P5">a) Cable USB para la conexión</text:p>
      <text:p text:style-name="P5">b) Bola para detectar movimientos</text:p>
      <text:p text:style-name="P5"><text:soft-page-break/>c) Utiliza pilas o batería recargable</text:p>
      <text:p text:style-name="P5">d) Sin botones adicionales</text:p>
      <text:p text:style-name="P5"/>
      <text:p text:style-name="P5">¿Cuál de las siguientes opciones describe mejor un ratón ergonómico?</text:p>
      <text:p text:style-name="P5">a) Diseño plano sin curvaturas</text:p>
      <text:p text:style-name="P5">b) Diseño curvado para reducir la tensión</text:p>
      <text:p text:style-name="P5">c) Sin botones laterales</text:p>
      <text:p text:style-name="P5">d) Sensor de baja sensibilidad</text:p>
      <text:p text:style-name="P5"/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7:02:51.457527774</meta:creation-date>
    <dc:date>2024-01-29T17:12:22.021356151</dc:date>
    <meta:editing-duration>PT9M28S</meta:editing-duration>
    <meta:editing-cycles>6</meta:editing-cycles>
    <meta:generator>LibreOffice/7.6.2.1$Linux_X86_64 LibreOffice_project/56f7684011345957bbf33a7ee678afaf4d2ba333</meta:generator>
    <meta:document-statistic meta:table-count="0" meta:image-count="0" meta:object-count="0" meta:page-count="3" meta:paragraph-count="90" meta:word-count="514" meta:character-count="3182" meta:non-whitespace-character-count="2758"/>
  </office:meta>
</office:document-meta>
</file>